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1.27cm" fo:margin-top="0cm" fo:margin-bottom="0.635cm" style:contextual-spacing="false" fo:line-height="138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1.27cm" fo:margin-top="0.635cm" fo:margin-bottom="0.635cm" style:contextual-spacing="false" fo:line-height="138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5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6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7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7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8">
      <loext:graphic-properties draw:fill="none" draw:fill-color="#ffffff"/>
      <style:paragraph-properties fo:margin-left="0cm" fo:margin-right="1.27cm" fo:margin-top="0.212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8">
      <loext:graphic-properties draw:fill="none" draw:fill-color="#ffffff"/>
      <style:paragraph-properties fo:margin-left="0cm" fo:margin-right="1.27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8">
      <loext:graphic-properties draw:fill="none" draw:fill-color="#ffffff"/>
      <style:paragraph-properties fo:margin-left="0cm" fo:margin-right="1.27cm" fo:margin-top="0cm" fo:margin-bottom="0.494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1ede497-7fff-99d8-e06b-90cd52694344"/>Oficina JAD para o desenvolvimento de um sistema de gestão de academias</text:p>
      <text:p text:style-name="P2">Participantes:</text:p>
      <text:list text:style-name="L1">
        <text:list-item>
          <text:p text:style-name="P3">Gerente da academia: responsável pelas decisões estratégicas da academia.</text:p>
        </text:list-item>
        <text:list-item>
          <text:p text:style-name="P4">Instrutores: responsáveis pelas aulas e treinamentos dos alunos.</text:p>
        </text:list-item>
        <text:list-item>
          <text:p text:style-name="P4">Alunos: usuários do sistema.</text:p>
        </text:list-item>
        <text:list-item>
          <text:p text:style-name="P5">Analista de sistemas: responsável pelo desenvolvimento do sistema.</text:p>
        </text:list-item>
      </text:list>
      <text:p text:style-name="P2">Objetivo:</text:p>
      <text:p text:style-name="P2">Definir os requisitos, regras de negócios, esboços de interface do usuário e mapear as funcionalidades do sistema de gestão de academias.</text:p>
      <text:p text:style-name="P2">Agenda:</text:p>
      <text:list text:style-name="L2">
        <text:list-item>
          <text:p text:style-name="P6">Apresentação do projeto: o analista de sistemas apresenta o projeto do sistema e seus objetivos.</text:p>
        </text:list-item>
        <text:list-item>
          <text:p text:style-name="P7">Levantamento de requisitos: os participantes discutem os requisitos do sistema, incluindo funcionalidades, dados e restrições.</text:p>
        </text:list-item>
        <text:list-item>
          <text:p text:style-name="P7">Definição de regras de negócios: os participantes definem as regras de negócios que o sistema deve seguir.</text:p>
        </text:list-item>
        <text:list-item>
          <text:p text:style-name="P7">Elaboração de esboços de interface do usuário: os participantes elaboram esboços de como o usuário interagirá com o sistema.</text:p>
        </text:list-item>
        <text:list-item>
          <text:p text:style-name="P8">Mapeamento de funcionalidades: o analista de sistemas mapeia as funcionalidades do sistema às regras de negócios e aos requisitos levantados.</text:p>
        </text:list-item>
      </text:list>
      <text:p text:style-name="P2">Apresentação do projeto:</text:p>
      <text:p text:style-name="P2">O analista de sistemas apresenta o projeto do sistema e seus objetivos. O sistema deve permitir a gestão de todas as atividades de uma academia, incluindo:</text:p>
      <text:list text:style-name="L3">
        <text:list-item>
          <text:p text:style-name="P9"><text:soft-page-break/>Cadastro e controle de alunos</text:p>
        </text:list-item>
        <text:list-item>
          <text:p text:style-name="P10">Agendamento de aulas</text:p>
        </text:list-item>
        <text:list-item>
          <text:p text:style-name="P10">Acompanhamento de desempenho dos alunos</text:p>
        </text:list-item>
        <text:list-item>
          <text:p text:style-name="P11">Gestão de financeiro</text:p>
        </text:list-item>
      </text:list>
      <text:p text:style-name="P2">Levantamento de requisitos:</text:p>
      <text:p text:style-name="P2">Os participantes discutem os requisitos do sistema, incluindo funcionalidades, dados e restrições.</text:p>
      <text:p text:style-name="P2">Funcionalidades:</text:p>
      <text:list text:style-name="L4">
        <text:list-item>
          <text:p text:style-name="P12">Cadastro de alunos</text:p>
        </text:list-item>
        <text:list-item>
          <text:p text:style-name="P13">Atualização de dados dos alunos</text:p>
        </text:list-item>
        <text:list-item>
          <text:p text:style-name="P13">Envio de e-mail para os alunos</text:p>
        </text:list-item>
        <text:list-item>
          <text:p text:style-name="P13">Agendamento de aulas</text:p>
        </text:list-item>
        <text:list-item>
          <text:p text:style-name="P13">Cancelamento de aulas</text:p>
        </text:list-item>
        <text:list-item>
          <text:p text:style-name="P13">Histórico de aulas</text:p>
        </text:list-item>
        <text:list-item>
          <text:p text:style-name="P13">Relatórios de desempenho dos alunos</text:p>
        </text:list-item>
        <text:list-item>
          <text:p text:style-name="P14">Gestão de financeiro</text:p>
        </text:list-item>
      </text:list>
      <text:p text:style-name="P2">Dados:</text:p>
      <text:list text:style-name="L5">
        <text:list-item>
          <text:p text:style-name="P15">Dados dos alunos: nome, e-mail, telefone, data de nascimento, etc.</text:p>
        </text:list-item>
        <text:list-item>
          <text:p text:style-name="P16">Dados das aulas: data, horário, instrutor, etc.</text:p>
        </text:list-item>
        <text:list-item>
          <text:p text:style-name="P17">Dados financeiros: mensalidades, taxas, etc.</text:p>
        </text:list-item>
      </text:list>
      <text:p text:style-name="P2">Restrições:</text:p>
      <text:list text:style-name="L6">
        <text:list-item>
          <text:p text:style-name="P18">O sistema deve ser acessível de qualquer dispositivo com conexão à internet.</text:p>
        </text:list-item>
        <text:list-item>
          <text:p text:style-name="P19">O sistema deve ser seguro e proteger os dados dos usuários.</text:p>
        </text:list-item>
      </text:list>
      <text:p text:style-name="P2"><text:soft-page-break/>Definição de regras de negócios:</text:p>
      <text:p text:style-name="P2">Os participantes definem as regras de negócios que o sistema deve seguir.</text:p>
      <text:list text:style-name="L7">
        <text:list-item>
          <text:p text:style-name="P20">Os alunos podem se inscrever em até 10 aulas por mês.</text:p>
        </text:list-item>
        <text:list-item>
          <text:p text:style-name="P21">O aluno pode cancelar uma aula com até 24 horas de antecedência.</text:p>
        </text:list-item>
        <text:list-item>
          <text:p text:style-name="P21">O aluno pode visualizar seu histórico de aulas.</text:p>
        </text:list-item>
        <text:list-item>
          <text:p text:style-name="P21">O aluno pode gerar relatórios de desempenho.</text:p>
        </text:list-item>
        <text:list-item>
          <text:p text:style-name="P22">O valor da mensalidade é R$ 100,00.</text:p>
        </text:list-item>
      </text:list>
      <text:p text:style-name="P2">Elaboração de esboços de interface do usuário:</text:p>
      <text:p text:style-name="P2">Os participantes elaboram esboços de como o usuário interagirá com o sistema.</text:p>
      <text:p text:style-name="P2">Mapeamento de funcionalidades:</text:p>
      <text:p text:style-name="P2">O analista de sistemas mapeia as funcionalidades do sistema às regras de negócios e aos requisitos levantados.</text:p>
      <text:p text:style-name="P2">Conclusão:</text:p>
      <text:p text:style-name="P2">A oficina JAD foi um sucesso. Os participantes conseguiram definir os requisitos, regras de negócios, esboços de interface do usuário e mapear as funcionalidades do sistema de gestão de academias.</text:p>
      <text:p text:style-name="P2">A seguir, um exemplo de como o sistema pode ser dividido em módulos:</text:p>
      <text:list text:style-name="L8">
        <text:list-item>
          <text:p text:style-name="P23">Módulo de cadastro: responsável pelo cadastro e atualização de dados dos alunos, aulas e financeiro.</text:p>
        </text:list-item>
        <text:list-item>
          <text:p text:style-name="P24">Módulo de agendamento: responsável pelo agendamento e cancelamento de aulas.</text:p>
        </text:list-item>
        <text:list-item>
          <text:p text:style-name="P24"><text:soft-page-break/>Módulo de acompanhamento: responsável pelo acompanhamento de desempenho dos alunos.</text:p>
        </text:list-item>
        <text:list-item>
          <text:p text:style-name="P25">Módulo de relatórios: responsável pela geração de relatórios de desempenho.</text:p>
        </text:list-item>
      </text:list>
      <text:p text:style-name="P2">Este é apenas um exemplo, e o sistema pode ser dividido em módulos de acordo com as necessidades específicas da academia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5:14:29.364000000</meta:creation-date>
    <dc:date>2023-09-13T15:15:01.235000000</dc:date>
    <meta:editing-duration>PT33S</meta:editing-duration>
    <meta:editing-cycles>1</meta:editing-cycles>
    <meta:document-statistic meta:table-count="0" meta:image-count="0" meta:object-count="0" meta:page-count="4" meta:paragraph-count="58" meta:word-count="536" meta:character-count="3368" meta:non-whitespace-character-count="2923"/>
    <meta:generator>LibreOffice/7.4.0.3$Windows_X86_64 LibreOffice_project/f85e47c08ddd19c015c0114a68350214f7066f5a</meta:generator>
  </office:meta>
</office:document-meta>
</file>